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svg:font-family="Times"/>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NewRomanPS" fo:font-size="12pt" fo:font-weight="bold"/>
    </style:style>
    <style:style style:name="P2" style:family="paragraph" style:parent-style-name="Text_20_body">
      <style:text-properties style:font-name="TimesNewRomanPS" fo:font-size="12pt" style:text-underline-style="solid" style:text-underline-width="auto" style:text-underline-color="font-color" fo:font-weight="bold"/>
    </style:style>
    <style:style style:name="P3" style:family="paragraph" style:parent-style-name="Text_20_body">
      <style:text-properties style:font-name="TimesNewRomanPS" fo:font-size="12pt" fo:font-style="italic" style:text-underline-style="none" fo:font-weight="normal" style:font-style-asian="italic" style:font-weight-asian="normal" style:font-style-complex="italic" style:font-weight-complex="normal"/>
    </style:style>
    <style:style style:name="P4" style:family="paragraph" style:parent-style-name="Text_20_body">
      <style:paragraph-properties fo:text-align="center" style:justify-single-word="false"/>
      <style:text-properties style:font-name="TimesNewRomanPS" fo:font-size="12pt" style:text-underline-style="none" fo:font-weight="normal" style:font-weight-asian="normal" style:font-weight-complex="normal"/>
    </style:style>
    <style:style style:name="P5" style:family="paragraph" style:parent-style-name="Text_20_body">
      <style:text-properties style:font-name="TimesNewRomanPSMT" fo:font-size="12pt"/>
    </style:style>
    <style:style style:name="P6" style:family="paragraph" style:parent-style-name="Text_20_body">
      <style:text-properties style:font-name="TimesNewRomanPSMT" fo:font-size="12pt" fo:font-weight="normal" style:font-weight-asian="normal" style:font-weight-complex="normal"/>
    </style:style>
    <style:style style:name="P7" style:family="paragraph" style:parent-style-name="Text_20_body" style:list-style-name="L2">
      <style:text-properties style:font-name="TimesNewRomanPSMT" fo:font-size="12pt"/>
    </style:style>
    <style:style style:name="P8" style:family="paragraph" style:parent-style-name="Text_20_body" style:list-style-name="L3">
      <style:text-properties style:font-name="TimesNewRomanPSMT" fo:font-size="12pt"/>
    </style:style>
    <style:style style:name="P9" style:family="paragraph" style:parent-style-name="Text_20_body" style:list-style-name="L4">
      <style:text-properties style:font-name="TimesNewRomanPSMT" fo:font-size="12pt"/>
    </style:style>
    <style:style style:name="P10" style:family="paragraph" style:parent-style-name="Text_20_body">
      <style:paragraph-properties fo:text-align="center" style:justify-single-word="false"/>
      <style:text-properties style:font-name="TimesNewRomanPSMT" fo:font-size="11pt" style:text-underline-style="solid" style:text-underline-width="auto" style:text-underline-color="font-color" fo:font-weight="bold"/>
    </style:style>
    <style:style style:name="P11" style:family="paragraph" style:parent-style-name="Text_20_body">
      <style:paragraph-properties fo:padding="0.074cm" fo:border-left="none" fo:border-right="none" fo:border-top="none" fo:border-bottom="0.035cm solid #000000" style:join-border="false"/>
      <style:text-properties style:font-name="TimesNewRomanPSMT" fo:font-size="12pt"/>
    </style:style>
    <style:style style:name="P12" style:family="paragraph" style:parent-style-name="Text_20_body">
      <style:paragraph-properties fo:break-before="page"/>
      <style:text-properties style:font-name="Times" fo:font-size="12pt"/>
    </style:style>
    <style:style style:name="P13" style:family="paragraph" style:parent-style-name="Text_20_body">
      <style:paragraph-properties fo:break-before="page"/>
      <style:text-properties style:font-name="TimesNewRomanPS" fo:font-size="12pt" style:text-underline-style="solid" style:text-underline-width="auto" style:text-underline-color="font-color" fo:font-weight="bold"/>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padding="0.074cm" fo:border-left="none" fo:border-right="none" fo:border-top="none" fo:border-bottom="0.035cm solid #000000" style:join-border="false"/>
    </style:style>
    <style:style style:name="P16"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T1" style:family="text">
      <style:text-properties style:font-name="Times"/>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0">The Longitudinal Study of Cohesion and Conflict: Testing Hypotheses of Social and Religious Change </text:p>
      <text:p text:style-name="P4"/>
      <text:p text:style-name="P4">Kerian Varaine: Research assistant for Dr John Shaver</text:p>
      <text:p text:style-name="P4"/>
      <text:p text:style-name="P13"/>
      <text:p text:style-name="P1">Brief description in lay terms of the purpose of the project: </text:p>
      <text:p text:style-name="P3"><text:tab/>Pulled from ethics application document by Dr John Shaver</text:p>
      <text:p text:style-name="P3"/>
      <text:p text:style-name="P5">Religion exists in every society. The ubiquity of religion implies it is useful but who benefits, and how? </text:p>
      <text:p text:style-name="P5">Theories fall into two camps: cooperation theories argue that religion functions to support fair exchange; disparity theories argue that religion functions as a tool for elite exploitation. Debates persist for two reasons. First, theorists in both camps have largely ignored how religion, cooperation, and social inequality may dynamically interrelate. Second, existing datasets do not clarify religion’s social and material effects. </text:p>
      <text:p text:style-name="P5">This project will address these gaps by building longitudinal ethnographic datasets that quantify the costs and benefits of religious participation over time in communities that are undergoing rapid social change. </text:p>
      <text:p text:style-name="P5">Data gathering will occur Fiji, which offers an ideal context of socio-economic and religious change for testing a range of related hypotheses. Datasets will help clarify the costs and benefits of religion to individuals and communities, and identify and evaluate the cultural and psychological mechanisms that underpin these effects. </text:p>
      <text:p text:style-name="P11"/>
      <text:p text:style-name="P1">Aims and Background </text:p>
      <text:p text:style-name="P3"><text:span text:style-name="T1"><text:tab/>Pulled from ethics application document by Dr John Shaver</text:span></text:p>
      <text:p text:style-name="P3"><text:span text:style-name="T1"/></text:p>
      <text:p text:style-name="P6">How does religious change influence resource distribution and social networks in different communities in the Oceanic state of Fiji? </text:p>
      <text:p text:style-name="P6">The project will collect data about religious participation, status, social networks and resource exchange in two villages – Levuka-Vakaviti and Vagadaci – and two informal settlements – Baba and Wailailai – outside Levuka, Ovalau, Fiji over the course of three years.<text:span text:style-name="T3"> </text:span></text:p>
      <text:p text:style-name="P5"/>
      <text:p text:style-name="P5">The project’s objectives include: </text:p>
      <text:list xml:id="list2146065031" text:style-name="L4">
        <text:list-item>
          <text:p text:style-name="P9">Composing the Pacific’s first systematic and public multi-sited longitudinal ethnographic study. The quantitative measurement of cooperative networks will enable the modeling of the effects of religious (non)involvement at the levels of the individual, the religious group, and the broader community.</text:p>
        </text:list-item>
        <text:list-item>
          <text:p text:style-name="P9">Establish datasets that will allow the examination of causal hypotheses regarding the relationships between cooperation, social inequality and religion in a globalising context.</text:p>
        </text:list-item>
      </text:list>
      <text:list xml:id="list408300135" text:style-name="L3">
        <text:list-item>
          <text:p text:style-name="P8">In consultation with local Fijian stakeholders including informal settlement communities, villagers, development officials, and local government and religious leaders, inform development initiatives by modeling key predictors of individual participation in market economies, and evaluate how these individual-level behaviors affect community-wide cooperation.</text:p>
        </text:list-item>
      </text:list>
      <text:list xml:id="list143481357" text:style-name="L2">
        <text:list-item>
          <text:p text:style-name="P7">Identify and diagnose the particular socio-economic challenges faced by Fiji’s marginalised Solomoni communities (Fijians of Solomon Islander descent), who often fall outside policy initiatives and academic analyses of Fiji’s political economy.</text:p>
        </text:list-item>
      </text:list>
      <text:p text:style-name="P5"/>
      <text:p text:style-name="P12"><text:span text:style-name="T2">Study Background – describe the rationale for the research. </text:span></text:p>
      <text:p text:style-name="P3">Pulled from ethics application document by Dr John Shaver</text:p>
      <text:p text:style-name="P3"/>
      <text:p text:style-name="P5">Fiji is an ideal setting in which to examine religion’s complex social effects for four reasons: (1) Fijian communities tend to differ in levels of intra-group cooperation; (2) most Fijian religious communities are socially stratified; (3) Fijian religious institutions are undergoing rapid social change; and, (4) Fijian people move between social settings/religions frequently. By investigating how religion, cooperation and inequality interrelate, within and between Fijian groups over time we establish our entry point for evaluating the broader themes and issues as described above. </text:p>
      <text:p text:style-name="P15"/>
      <text:p text:style-name="Standard"/>
      <text:p text:style-name="Standard"/>
      <text:p text:style-name="P14">My Role in this:</text:p>
      <text:p text:style-name="Standard"/>
      <text:p text:style-name="Standard">Research existing software/stacks for this research, and commit to one.</text:p>
      <text:p text:style-name="Standard"/>
      <text:p text:style-name="Standard">Set up all necessary infrastructure for the collection of survey data:</text:p>
      <text:p text:style-name="Standard"/>
      <text:p text:style-name="Standard"><text:tab/>Server setup, etc...</text:p>
      <text:p text:style-name="Standard"><text:tab/>Free listing questionnaires to populate census questions regarding asset wealth and <text:tab/><text:tab/><text:tab/>cooperation measures</text:p>
      <text:p text:style-name="Standard"><text:tab/>Create household census for use in the field:</text:p>
      <text:p text:style-name="Standard"><text:tab/><text:tab/>GPS and photo of household location</text:p>
      <text:p text:style-name="Standard"><text:tab/><text:tab/>demographics of each member of household. (nodes)</text:p>
      <text:p text:style-name="Standard"><text:tab/><text:tab/>relationships between household members (edges)</text:p>
      <text:p text:style-name="Standard"><text:tab/><text:tab/><text:tab/>this is broken down into:</text:p>
      <text:p text:style-name="Standard"><text:tab/><text:tab/><text:tab/><text:tab/>marriages; present and/or past leading to offspring</text:p>
      <text:p text:style-name="Standard"><text:tab/><text:tab/><text:tab/><text:tab/>families; marriages linked to offspring</text:p>
      <text:p text:style-name="Standard"><text:tab/><text:tab/><text:tab/><text:tab/><text:span text:style-name="T4">(network model based on GRAMPS genealogy software)</text:span></text:p>
      <text:p text:style-name="Standard"/>
      <text:p text:style-name="Standard"><text:tab/>Create application for the social network analysis of cooperation and social capital, <text:tab/><text:tab/><text:tab/>requires photo identification of all people mentioned in responses.</text:p>
      <text:p text:style-name="Standard"/>
      <text:p text:style-name="Standard"><text:tab/>R scripts for basic massaging of data to pass on to lead researcher</text:p>
      <text:p text:style-name="Standard"/>
      <text:p text:style-name="Standard"><text:tab/>TEST IT ALL</text:p>
      <text:p text:style-name="Standard"/>
      <text:p text:style-name="Standard"><text:tab/>Documentation for field workers, potential research output in open access articles</text:p>
      <text:p text:style-name="Standard"><text:tab/></text:p>
      <text:p text:style-name="Standard"><text:tab/>most likely more unforeseen activities....</text:p>
      <text:p text:style-name="Standard"/>
      <text:p text:style-name="P15"/>
      <text:p text:style-name="Standard"/>
      <text:p text:style-name="Standard"/>
      <text:p text:style-name="Standard"/>
      <text:p text:style-name="P16">Stack ::</text:p>
      <text:p text:style-name="Standard"/>
      <text:p text:style-name="Standard">ODK-X ::</text:p>
      <text:p text:style-name="Standard"><text:span text:style-name="T4"><text:tab/>free and open-source software for collecting, managing, and using data in resource-<text:tab/>constrained environments</text:span></text:p>
      <text:p text:style-name="Standard"/>
      <text:p text:style-name="Standard">Server :: </text:p>
      <text:p text:style-name="Standard"><text:tab/>Digital ocean hosting ODK-X -- sqlite database of all census data, photos, census forms</text:p>
      <text:p text:style-name="Standard"/>
      <text:p text:style-name="Standard">Field work tablets ::</text:p>
      <text:p text:style-name="Standard"><text:tab/>ODK-X software to collate and sync census data</text:p>
      <text:p text:style-name="Standard"><text:tab/>Purpose built software to generate SNA data for cooperation measures and social capital <text:tab/><text:tab/>once initial census is complete</text:p>
      <text:p text:style-name="Standard"/>
      <text:p text:style-name="Standard">Web interface for public browsing of data ::</text:p>
      <text:p text:style-name="Standard"><text:tab/>Shiny R</text:p>
      <text:p text:style-name="P15"/>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svg:font-family="Times"/>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20-11-23T11:39:45</meta:creation-date>
    <dc:date>2020-11-23T13:15:03</dc:date>
    <meta:editing-duration>PT01H09M48S</meta:editing-duration>
    <meta:editing-cycles>2</meta:editing-cycles>
    <meta:generator>OpenOffice.org/3.1$Unix OpenOffice.org_project/310m19$Build-9420</meta:generator>
    <meta:document-statistic meta:table-count="0" meta:image-count="0" meta:object-count="0" meta:page-count="4" meta:paragraph-count="49" meta:word-count="733" meta:character-count="5147"/>
  </office:meta>
</office:document-meta>
</file>